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10000025CE1AE2DA2345A8184.png" manifest:media-type="image/png"/>
  <manifest:file-entry manifest:full-path="Pictures/1000000100000602000003A2412EC45F275AA2B0.png" manifest:media-type="image/png"/>
  <manifest:file-entry manifest:full-path="Pictures/1000000100000602000003A24E867EE59515EA86.png" manifest:media-type="image/png"/>
  <manifest:file-entry manifest:full-path="Pictures/10000001000003C300000445D327BCB7D6D0BF6C.png" manifest:media-type="image/png"/>
  <manifest:file-entry manifest:full-path="Pictures/10000001000003C300000445F22D5027C7B09C1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e9d5" officeooo:paragraph-rsid="0007e9d5"/>
    </style:style>
    <style:style style:name="P2" style:family="paragraph" style:parent-style-name="Standard">
      <style:text-properties officeooo:rsid="0009b244" officeooo:paragraph-rsid="0009b244"/>
    </style:style>
    <style:style style:name="P3" style:family="paragraph" style:parent-style-name="Standard">
      <style:text-properties officeooo:rsid="0007e9d5" officeooo:paragraph-rsid="0007e9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Ecran 1 : </text:p>
      <text:p text:style-name="P2"/>
      <text:p text:style-name="P2"/>
      <text:p text:style-name="P2"><draw:frame draw:style-name="fr2" draw:name="Image1" text:anchor-type="char" svg:width="17cm" svg:height="19.295cm" draw:z-index="0"><draw:image xlink:href="Pictures/10000001000003C300000445F22D5027C7B09C1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Ecran 2 :</text:p>
      <text:p text:style-name="Standard"/>
      <text:p text:style-name="Standard"/>
      <text:p text:style-name="Standard"/>
      <text:p text:style-name="Standard"><draw:frame draw:style-name="fr2" draw:name="Image2" text:anchor-type="char" svg:width="17cm" svg:height="19.295cm" draw:z-index="1"><draw:image xlink:href="Pictures/10000001000003C300000445D327BCB7D6D0BF6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Ecran 2 </text:p>
      <text:p text:style-name="P1"/>
      <text:p text:style-name="P1"/>
      <text:p text:style-name="P1"><draw:frame draw:style-name="fr2" draw:name="Image3" text:anchor-type="char" svg:width="17cm" svg:height="10.278cm" draw:z-index="2"><draw:image xlink:href="Pictures/1000000100000602000003A2412EC45F275AA2B0.png" xlink:type="simple" xlink:show="embed" xlink:actuate="onLoad" draw:mime-type="image/png"/></draw:frame></text:p>
      <text:p text:style-name="P1"/>
      <text:p text:style-name="P1"/>
      <text:p text:style-name="P1"><text:line-break/></text:p>
      <text:p text:style-name="P1"/>
      <text:p text:style-name="P1">Ecran 1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0cm" svg:y="0.439cm" svg:width="17cm" svg:height="10.278cm" draw:z-index="3"><draw:image xlink:href="Pictures/1000000100000602000003A24E867EE59515EA86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<text:line-break/></text:p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1" draw:name="Image5" text:anchor-type="char" svg:x="-0.587cm" svg:y="0.206cm" svg:width="16.536cm" svg:height="15.981cm" draw:z-index="4"><draw:image xlink:href="Pictures/10000001000002710000025CE1AE2DA2345A818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2T17:04:25.862024057</meta:creation-date>
    <dc:date>2023-01-22T17:59:24.256321164</dc:date>
    <meta:editing-duration>PT8M13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5" meta:paragraph-count="6" meta:word-count="10" meta:character-count="37" meta:non-whitespace-character-count="26"/>
  </office:meta>
</office:document-meta>
</file>